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65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68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name-complex="DejaVu Sans1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fo:font-weight="bold" fo:country="ES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ES" style:country-asian="SA" style:font-name="Liberation mono;Courier New" style:font-name-asian="Courier New" style:font-size-asian="12pt"/>
    </style:style>
    <style:style style:name="T3" style:family="text">
      <style:text-properties fo:color="#000000" fo:font-size="10pt" fo:font-weight="bold" fo:country="ES" style:country-asian="SA" style:font-name="Calibri" style:font-name-asian="Cambria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9pt" fo:font-weight="bold" fo:country="ES" style:country-asian="SA" style:font-name-asian="Cambria" style:font-size-asian="9pt" style:font-size-complex="9pt" style:font-weight-asian="bold" style:font-weight-complex="bold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86mm" svg:height="89.95mm" svg:x="37.28mm" svg:y="72.39mm">
            <draw:object draw:notify-on-update-of-ranges="Hoja1.A1:Hoja1.A1 Hoja1.A2:Hoja1.A14 Hoja1.B1:Hoja1.B1 Hoja1.B2:Hoja1.B14 Hoja1.C1:Hoja1.C1 Hoja1.C2:Hoja1.C14 Hoja1.D1:Hoja1.D1 Hoja1.D2:Hoja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Dinámico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>2 threads/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4">2 threads/cores</text:span>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069468" calcext:value-type="float">
            <text:p>0,000069468</text:p>
          </table:table-cell>
          <table:table-cell office:value-type="float" office:value="0.003376722" calcext:value-type="float">
            <text:p>0,003376722</text:p>
          </table:table-cell>
          <table:table-cell office:value-type="float" office:value="0.000071519" calcext:value-type="float">
            <text:p>0,000071519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166689" calcext:value-type="float">
            <text:p>0,000166689</text:p>
          </table:table-cell>
          <table:table-cell table:style-name="ce7" office:value-type="float" office:value="0.000070985" calcext:value-type="float">
            <text:p>0,000070985</text:p>
          </table:table-cell>
          <table:table-cell table:style-name="ce7" office:value-type="float" office:value="0.000085421" calcext:value-type="float">
            <text:p>0,000085421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33199" calcext:value-type="float">
            <text:p>0,00033199</text:p>
          </table:table-cell>
          <table:table-cell office:value-type="float" office:value="0.000124991" calcext:value-type="float">
            <text:p>0,000124991</text:p>
          </table:table-cell>
          <table:table-cell office:value-type="float" office:value="0.000196356" calcext:value-type="float">
            <text:p>0,000196356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647124" calcext:value-type="float">
            <text:p>0,000647124</text:p>
          </table:table-cell>
          <table:table-cell table:style-name="ce7" office:value-type="float" office:value="0.000147114" calcext:value-type="float">
            <text:p>0,000147114</text:p>
          </table:table-cell>
          <table:table-cell table:style-name="ce7" office:value-type="float" office:value="0.000396098" calcext:value-type="float">
            <text:p>0,000396098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304862" calcext:value-type="float">
            <text:p>0,001304862</text:p>
          </table:table-cell>
          <table:table-cell office:value-type="float" office:value="0.000295263" calcext:value-type="float">
            <text:p>0,000295263</text:p>
          </table:table-cell>
          <table:table-cell office:value-type="float" office:value="0.00478881" calcext:value-type="float">
            <text:p>0,00478881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32523" calcext:value-type="float">
            <text:p>0,00232523</text:p>
          </table:table-cell>
          <table:table-cell table:style-name="ce7" office:value-type="float" office:value="0.002097613" calcext:value-type="float">
            <text:p>0,002097613</text:p>
          </table:table-cell>
          <table:table-cell table:style-name="ce7" office:value-type="float" office:value="0.00142647" calcext:value-type="float">
            <text:p>0,0014264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5055141" calcext:value-type="float">
            <text:p>0,005055141</text:p>
          </table:table-cell>
          <table:table-cell office:value-type="float" office:value="0.000940561" calcext:value-type="float">
            <text:p>0,000940561</text:p>
          </table:table-cell>
          <table:table-cell office:value-type="float" office:value="0.004233311" calcext:value-type="float">
            <text:p>0,004233311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0237943" calcext:value-type="float">
            <text:p>0,010237943</text:p>
          </table:table-cell>
          <table:table-cell table:style-name="ce7" office:value-type="float" office:value="0.002645325" calcext:value-type="float">
            <text:p>0,002645325</text:p>
          </table:table-cell>
          <table:table-cell table:style-name="ce7" office:value-type="float" office:value="0.007983003" calcext:value-type="float">
            <text:p>0,00798300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0150268" calcext:value-type="float">
            <text:p>0,020150268</text:p>
          </table:table-cell>
          <table:table-cell office:value-type="float" office:value="0.005007029" calcext:value-type="float">
            <text:p>0,005007029</text:p>
          </table:table-cell>
          <table:table-cell office:value-type="float" office:value="0.013115505" calcext:value-type="float">
            <text:p>0,013115505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3963823" calcext:value-type="float">
            <text:p>0,03963823</text:p>
          </table:table-cell>
          <table:table-cell table:style-name="ce7" office:value-type="float" office:value="0.009993202" calcext:value-type="float">
            <text:p>0,009993202</text:p>
          </table:table-cell>
          <table:table-cell table:style-name="ce7" office:value-type="float" office:value="0.021432165" calcext:value-type="float">
            <text:p>0,021432165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79920444" calcext:value-type="float">
            <text:p>0,079920444</text:p>
          </table:table-cell>
          <table:table-cell office:value-type="float" office:value="0.021039304" calcext:value-type="float">
            <text:p>0,021039304</text:p>
          </table:table-cell>
          <table:table-cell office:value-type="float" office:value="0.04384822" calcext:value-type="float">
            <text:p>0,04384822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59278615" calcext:value-type="float">
            <text:p>0,159278615</text:p>
          </table:table-cell>
          <table:table-cell table:style-name="ce7" office:value-type="float" office:value="0.036625341" calcext:value-type="float">
            <text:p>0,036625341</text:p>
          </table:table-cell>
          <table:table-cell table:style-name="ce7" office:value-type="float" office:value="0.080417794" calcext:value-type="float">
            <text:p>0,080417794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320145535" calcext:value-type="float">
            <text:p>0,320145535</text:p>
          </table:table-cell>
          <table:table-cell table:style-name="ce8" office:value-type="float" office:value="0.072068237" calcext:value-type="float">
            <text:p>0,072068237</text:p>
          </table:table-cell>
          <table:table-cell table:style-name="ce8" office:value-type="float" office:value="0.133206408" calcext:value-type="float">
            <text:p>0,133206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6:20:35.987068523</meta:creation-date>
    <dc:date>2015-03-25T16:22:39.734586148</dc:date>
    <meta:editing-duration>PT2M3S</meta:editing-duration>
    <meta:editing-cycles>1</meta:editing-cycles>
    <meta:document-statistic meta:table-count="1" meta:cell-count="56" meta:object-count="1"/>
    <meta:generator>LibreOffice/4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6cm" xlink:href=".." xlink:type="simple" chart:class="chart:line" chart:style-name="ch1">
        <chart:title svg:x="5.555cm" svg:y="0.315cm" chart:style-name="ch2">
          <text:p>Resultados en atcgrid</text:p>
        </chart:title>
        <chart:legend chart:legend-position="end" svg:x="9.854cm" svg:y="2.907cm" style:legend-expansion="high" chart:style-name="ch3"/>
        <chart:plot-area chart:style-name="ch4" table:cell-range-address="Hoja1.A1:Hoja1.D14" chart:data-source-has-labels="both" svg:x="1.33cm" svg:y="1.299cm" svg:width="8.205cm" svg:height="6.537cm">
          <chartooo:coordinate-region svg:x="2.322cm" svg:y="1.299cm" svg:width="7.072cm" svg:height="4.61cm"/>
          <chart:axis chart:dimension="x" chart:name="primary-x" chart:style-name="ch5" chartooo:axis-type="auto">
            <chartooo:date-scale/>
            <chart:title svg:x="3.867cm" svg:y="8.015cm" chart:style-name="ch6">
              <text:p>Tamaño del vector</text:p>
            </chart:title>
            <chart:categories table:cell-range-address="Hoja1.A2:Hoja1.A14"/>
          </chart:axis>
          <chart:axis chart:dimension="y" chart:name="primary-y" chart:style-name="ch5">
            <chart:title svg:x="0.451cm" svg:y="6.318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Hoja1.B2:Hoja1.B14" chart:label-cell-address="Hoja1.B1:Hoja1.B1" chart:class="chart:line">
            <chart:data-point chart:repeated="13"/>
          </chart:series>
          <chart:series chart:style-name="ch10" chart:values-cell-range-address="Hoja1.C2:Hoja1.C14" chart:label-cell-address="Hoja1.C1:Hoja1.C1" chart:class="chart:line">
            <chart:data-point chart:repeated="13"/>
          </chart:series>
          <chart:series chart:style-name="ch11" chart:values-cell-range-address="Hoja1.D2:Hoja1.D14" chart:label-cell-address="Hoja1.D1:Hoja1.D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Dinámicos
1 thread/core</text:p>
                <draw:g>
                  <svg:desc>Hoja1.B1:Hoja1.B1</svg:desc>
                </draw:g>
              </table:table-cell>
              <table:table-cell office:value-type="string">
                <text:p>T. paralelo (versión for)
2 threads/cores</text:p>
                <draw:g>
                  <svg:desc>Hoja1.C1:Hoja1.C1</svg:desc>
                </draw:g>
              </table:table-cell>
              <table:table-cell office:value-type="string">
                <text:p>T. paralelo (versión sections)
2 threads/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Hoja1.A2:Hoja1.A14</svg:desc>
                </draw:g>
              </table:table-cell>
              <table:table-cell office:value-type="float" office:value="0.000069468">
                <text:p>0.000069468</text:p>
                <draw:g>
                  <svg:desc>Hoja1.B2:Hoja1.B14</svg:desc>
                </draw:g>
              </table:table-cell>
              <table:table-cell office:value-type="float" office:value="0.003376722">
                <text:p>0.003376722</text:p>
                <draw:g>
                  <svg:desc>Hoja1.C2:Hoja1.C14</svg:desc>
                </draw:g>
              </table:table-cell>
              <table:table-cell office:value-type="float" office:value="0.000071519">
                <text:p>0.000071519</text:p>
                <draw:g>
                  <svg:desc>Hoja1.D2:Hoja1.D14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166689">
                <text:p>0.000166689</text:p>
              </table:table-cell>
              <table:table-cell office:value-type="float" office:value="0.000070985">
                <text:p>0.000070985</text:p>
              </table:table-cell>
              <table:table-cell office:value-type="float" office:value="0.000085421">
                <text:p>0.00008542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33199">
                <text:p>0.00033199</text:p>
              </table:table-cell>
              <table:table-cell office:value-type="float" office:value="0.000124991">
                <text:p>0.000124991</text:p>
              </table:table-cell>
              <table:table-cell office:value-type="float" office:value="0.000196356">
                <text:p>0.00019635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647124">
                <text:p>0.000647124</text:p>
              </table:table-cell>
              <table:table-cell office:value-type="float" office:value="0.000147114">
                <text:p>0.000147114</text:p>
              </table:table-cell>
              <table:table-cell office:value-type="float" office:value="0.000396098">
                <text:p>0.00039609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1304862">
                <text:p>0.001304862</text:p>
              </table:table-cell>
              <table:table-cell office:value-type="float" office:value="0.000295263">
                <text:p>0.000295263</text:p>
              </table:table-cell>
              <table:table-cell office:value-type="float" office:value="0.00478881">
                <text:p>0.0047888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232523">
                <text:p>0.00232523</text:p>
              </table:table-cell>
              <table:table-cell office:value-type="float" office:value="0.002097613">
                <text:p>0.002097613</text:p>
              </table:table-cell>
              <table:table-cell office:value-type="float" office:value="0.00142647">
                <text:p>0.001426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5055141">
                <text:p>0.005055141</text:p>
              </table:table-cell>
              <table:table-cell office:value-type="float" office:value="0.000940561">
                <text:p>0.000940561</text:p>
              </table:table-cell>
              <table:table-cell office:value-type="float" office:value="0.004233311">
                <text:p>0.00423331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10237943">
                <text:p>0.010237943</text:p>
              </table:table-cell>
              <table:table-cell office:value-type="float" office:value="0.002645325">
                <text:p>0.002645325</text:p>
              </table:table-cell>
              <table:table-cell office:value-type="float" office:value="0.007983003">
                <text:p>0.00798300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20150268">
                <text:p>0.020150268</text:p>
              </table:table-cell>
              <table:table-cell office:value-type="float" office:value="0.005007029">
                <text:p>0.005007029</text:p>
              </table:table-cell>
              <table:table-cell office:value-type="float" office:value="0.013115505">
                <text:p>0.01311550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3963823">
                <text:p>0.03963823</text:p>
              </table:table-cell>
              <table:table-cell office:value-type="float" office:value="0.009993202">
                <text:p>0.009993202</text:p>
              </table:table-cell>
              <table:table-cell office:value-type="float" office:value="0.021432165">
                <text:p>0.02143216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79920444">
                <text:p>0.079920444</text:p>
              </table:table-cell>
              <table:table-cell office:value-type="float" office:value="0.021039304">
                <text:p>0.021039304</text:p>
              </table:table-cell>
              <table:table-cell office:value-type="float" office:value="0.04384822">
                <text:p>0.0438482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159278615">
                <text:p>0.159278615</text:p>
              </table:table-cell>
              <table:table-cell office:value-type="float" office:value="0.036625341">
                <text:p>0.036625341</text:p>
              </table:table-cell>
              <table:table-cell office:value-type="float" office:value="0.080417794">
                <text:p>0.080417794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0.320145535">
                <text:p>0.320145535</text:p>
              </table:table-cell>
              <table:table-cell office:value-type="float" office:value="0.072068237">
                <text:p>0.072068237</text:p>
              </table:table-cell>
              <table:table-cell office:value-type="float" office:value="0.133206408">
                <text:p>0.133206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